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Argument.SearchArgument( Element propSea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cipalSearchReport.init( DavResource resource , Report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incipalSearchReport.setResponses( MultiStatusResponse [ ] respon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SearchReport.getSearchRoo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Argument.getSearch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Argument.getSearc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SearchReport.getSearch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Search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